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épartition des tâches sur 12 semaines :</text:span></text:h>
      <text:list text:style-name="L1">
        <text:list-item>
          <text:p text:style-name="P1"><text:span text:style-name="Strong_20_Emphasis">Étude et analyse des besoins (Semaine 1-2)</text:span></text:p>
          <text:list>
            <text:list-item>
              <text:p text:style-name="P2">Lecture et compréhension du cahier des charges</text:p>
            </text:list-item>
            <text:list-item>
              <text:p text:style-name="P2">Identification des contraintes techniques et choix du matériel</text:p>
            </text:list-item>
            <text:list-item>
              <text:p text:style-name="P2">Recherche sur les protocoles et technologies à utiliser</text:p>
            </text:list-item>
          </text:list>
        </text:list-item>
        <text:list-item>
          <text:p text:style-name="P1"><text:span text:style-name="Strong_20_Emphasis">Modélisation UML (Semaine 3-4)</text:span></text:p>
          <text:list>
            <text:list-item>
              <text:p text:style-name="P2">Diagramme des cas d'utilisation</text:p>
            </text:list-item>
            <text:list-item>
              <text:p text:style-name="P2">Diagrammes de séquence et de classes</text:p>
            </text:list-item>
            <text:list-item>
              <text:p text:style-name="P2">Validation des modèles avec les parties prenantes</text:p>
            </text:list-item>
          </text:list>
        </text:list-item>
        <text:list-item>
          <text:p text:style-name="P1"><text:span text:style-name="Strong_20_Emphasis">Développement du système (Semaine 5-8)</text:span></text:p>
          <text:list>
            <text:list-item>
              <text:p text:style-name="P2">Implémentation du contrôle des lampes et du capteur de lumière</text:p>
            </text:list-item>
            <text:list-item>
              <text:p text:style-name="P2">Développement de la communication entre le microcontrôleur et le serveur</text:p>
            </text:list-item>
            <text:list-item>
              <text:p text:style-name="P2">Création de l’interface web de gestion et des services web</text:p>
            </text:list-item>
            <text:list-item>
              <text:p text:style-name="P2">Intégration des modes manuel, programmé et automatique</text:p>
            </text:list-item>
          </text:list>
        </text:list-item>
        <text:list-item>
          <text:p text:style-name="P1"><text:span text:style-name="Strong_20_Emphasis">Tests et validation (Semaine 9-10)</text:span></text:p>
          <text:list>
            <text:list-item>
              <text:p text:style-name="P2">Tests unitaires des composants logiciels</text:p>
            </text:list-item>
            <text:list-item>
              <text:p text:style-name="P2">Tests d’intégration entre le microcontrôleur et le serveur</text:p>
            </text:list-item>
            <text:list-item>
              <text:p text:style-name="P2">Vérification du bon fonctionnement des trois modes d’éclairage</text:p>
            </text:list-item>
          </text:list>
        </text:list-item>
        <text:list-item>
          <text:p text:style-name="P1"><text:span text:style-name="Strong_20_Emphasis">Finalisation et documentation (Semaine 11-12)</text:span></text:p>
          <text:list>
            <text:list-item>
              <text:p text:style-name="P2">Rédaction de la documentation technique et utilisateur</text:p>
            </text:list-item>
            <text:list-item>
              <text:p text:style-name="P2">Mise en place des procédures de maintenance</text:p>
            </text:list-item>
            <text:list-item>
              <text:p text:style-name="P1">Présentation et démonstration du projet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09:27:13.438000000</meta:creation-date>
    <dc:date>2025-01-29T09:27:36.434000000</dc:date>
    <meta:editing-duration>PT24S</meta:editing-duration>
    <meta:editing-cycles>1</meta:editing-cycles>
    <meta:document-statistic meta:table-count="0" meta:image-count="0" meta:object-count="0" meta:page-count="1" meta:paragraph-count="22" meta:word-count="171" meta:character-count="1076" meta:non-whitespace-character-count="948"/>
    <meta:generator>LibreOffice/24.8.4.2$Windows_X86_64 LibreOffice_project/bb3cfa12c7b1bf994ecc5649a80400d06cd71002</meta:generator>
  </office:meta>
</office:document-meta>
</file>